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</style:style>
    <style:style style:name="ce3" style:family="table-cell" style:parent-style-name="Default" style:data-style-name="N0">
      <style:table-cell-properties style:vertical-align="automatic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background-color="#FFFFFF"/>
    </style:style>
    <style:style style:name="ce5" style:family="table-cell" style:parent-style-name="Default" style:data-style-name="N0">
      <style:table-cell-properties style:vertical-align="top" fo:wrap-option="wrap" fo:background-color="#FFFFFF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/>
      <style:text-properties fo:color="#666666" style:font-name="Open Sans" style:font-name-asian="Open Sans" style:font-name-complex="Open Sans"/>
    </style:style>
    <style:style style:name="ce7" style:family="table-cell" style:parent-style-name="Default" style:data-style-name="N0">
      <style:table-cell-properties style:vertical-align="automatic" fo:wrap-option="wrap" fo:background-color="#FFFFFF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00FF00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FFFF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1C232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wrap-option="wrap" fo:background-color="#FFFFFF"/>
      <style:text-properties fo:color="#666666" style:font-name="Open Sans" style:font-name-asian="Open Sans" style:font-name-complex="Open Sans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CFE2F3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7679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0.079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14pt" style:use-optimal-row-height="true" fo:break-before="auto"/>
    </style:style>
    <style:style style:name="ro8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office:value-type="string" table:style-name="ce3">
            <text:p>Alumne avaludaror:</text:p>
          </table:table-cell>
          <table:table-cell office:value-type="string" table:style-name="ce4">
            <text:p>cassandra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2">
          <table:table-cell table:style-name="ce5"/>
          <table:table-cell office:value-type="string" table:number-columns-spanned="2" table:number-rows-spanned="1" table:style-name="ce18">
            <text:p>Rúbrica Co-Avaluació Companys</text:p>
          </table:table-cell>
          <table:covered-table-cell/>
          <table:table-cell table:number-columns-spanned="3" table:number-rows-spanned="1" table:style-name="ce19"/>
          <table:covered-table-cell table:number-columns-repeated="2"/>
          <table:table-cell table:number-columns-repeated="16378" table:style-name="ce1"/>
        </table:table-row>
        <table:table-row table:style-name="ro3">
          <table:table-cell table:style-name="ce7"/>
          <table:table-cell office:value-type="string" table:style-name="ce8">
            <text:p>Autonomía (33,3%)</text:p>
          </table:table-cell>
          <table:table-cell office:value-type="string" table:style-name="ce9">
            <text:p>Iniciativa (33,3%)</text:p>
          </table:table-cell>
          <table:table-cell office:value-type="string" table:style-name="ce10">
            <text:p>Treball en equip (33,3%)</text:p>
          </table:table-cell>
          <table:table-cell office:value-type="string" table:number-columns-spanned="2" table:number-rows-spanned="1" table:style-name="ce20">
            <text:p>Nota comp. ind. general (100%)</text:p>
          </table:table-cell>
          <table:covered-table-cell/>
          <table:table-cell table:number-columns-repeated="2" table:style-name="ce3"/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1">
            <text:p>Alumnat a co-avaluar</text:p>
          </table:table-cell>
          <table:table-cell table:number-columns-repeated="3" table:style-name="ce1"/>
          <table:table-cell table:number-columns-spanned="2" table:number-rows-spanned="1" table:style-name="ce25"/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2">
            <text:p>Fede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formula="of:=AVERAGE([.B6:.D6])" table:number-columns-spanned="2" table:number-rows-spanned="1" table:style-name="ce22">
            <text:p>10</text:p>
          </table:table-cell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2">
            <text:p>Esther</text:p>
          </table:table-cell>
          <table:table-cell office:value-type="float" office:value="2.5" table:style-name="ce12">
            <text:p>2.5</text:p>
          </table:table-cell>
          <table:table-cell office:value-type="float" office:value="2.5" table:style-name="ce12">
            <text:p>2.5</text:p>
          </table:table-cell>
          <table:table-cell office:value-type="float" office:value="10" table:style-name="ce12">
            <text:p>10</text:p>
          </table:table-cell>
          <table:table-cell office:value-type="float" office:value="5" table:formula="of:=AVERAGE([.B7:.D7])" table:number-columns-spanned="2" table:number-rows-spanned="1" table:style-name="ce22">
            <text:p>5</text:p>
          </table:table-cell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3">
            <text:p>Javier</text:p>
          </table:table-cell>
          <table:table-cell office:value-type="float" office:value="2.5" table:style-name="ce12">
            <text:p>2.5</text:p>
          </table:table-cell>
          <table:table-cell office:value-type="float" office:value="2.5" table:style-name="ce12">
            <text:p>2.5</text:p>
          </table:table-cell>
          <table:table-cell office:value-type="float" office:value="7.5" table:style-name="ce12">
            <text:p>7.5</text:p>
          </table:table-cell>
          <table:table-cell office:value-type="float" office:value="4.166666666666667" table:formula="of:=AVERAGE([.B8:.D8])" table:number-columns-spanned="2" table:number-rows-spanned="1" table:style-name="ce22">
            <text:p>4.166666667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9:.D9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0:.D10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1:.D11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2:.D12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3:.D13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4:.D14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5:.D15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6:.D16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7:.D17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4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0" table:style-name="ce14">
            <text:p>10</text:p>
          </table:table-cell>
          <table:table-cell office:value-type="string" table:style-name="ce14">
            <text:p>7,5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2,5</text:p>
          </table:table-cell>
          <table:table-cell table:style-name="ce16"/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6">
          <table:table-cell office:value-type="string" table:style-name="ce8">
            <text:p>Autonomía (33,3%)</text:p>
          </table:table-cell>
          <table:table-cell office:value-type="string" table:style-name="ce17">
            <text:p>Sempre és capaç de treballar a soles. Quan pregunta dubtes, les ha mirat anteriorment.</text:p>
          </table:table-cell>
          <table:table-cell office:value-type="string" table:style-name="ce6">
            <text:p>Gairebé sempre és capaç de treballar a soles. Quan pregunta dubtes, les ha mirat anteriorment.</text:p>
          </table:table-cell>
          <table:table-cell office:value-type="string" table:style-name="ce6">
            <text:p>A vegades és capaç de treballar a soles.</text:p>
          </table:table-cell>
          <table:table-cell office:value-type="string" table:style-name="ce6">
            <text:p>A vegades és capaç de treballar a soles.</text:p>
          </table:table-cell>
          <table:table-cell table:style-name="ce12"/>
          <table:table-cell office:value-type="string" table:style-name="ce6">
            <text:p>Gairebé contínuament necessita ajuda.</text:p>
          </table:table-cell>
          <table:table-cell table:number-columns-repeated="16377"/>
        </table:table-row>
        <table:table-row table:style-name="ro7">
          <table:table-cell office:value-type="string" table:style-name="ce9">
            <text:p>Iniciativa (33,3%)</text:p>
          </table:table-cell>
          <table:table-cell office:value-type="string" table:style-name="ce6">
            <text:p>Fa el treball amb ganes sense que ningú l'hi demani i de vegades fa més del demanat.</text:p>
          </table:table-cell>
          <table:table-cell office:value-type="string" table:style-name="ce6">
            <text:p>Fa bé la feina sense que ningú l'hi demani.</text:p>
          </table:table-cell>
          <table:table-cell office:value-type="string" table:style-name="ce6">
            <text:p>Fa el treball mínim sense que ningú l'hi demani.</text:p>
          </table:table-cell>
          <table:table-cell office:value-type="string" table:style-name="ce6">
            <text:p>Perquè faci la seva feina, de vegades necessita que l'hi demani el professor o els seus companys de grup.</text:p>
          </table:table-cell>
          <table:table-cell table:style-name="ce4"/>
          <table:table-cell office:value-type="string" table:style-name="ce6">
            <text:p>Gairebé sempre no fa la seva feina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Treball en equip (33,3%)</text:p>
          </table:table-cell>
          <table:table-cell office:value-type="string" table:style-name="ce6">
            <text:p>Compleix els compromisos adquirits, promou el bon ambient de el grup i té en compte les opinions dels seus membres.</text:p>
          </table:table-cell>
          <table:table-cell office:value-type="string" table:style-name="ce6">
            <text:p>Compleix amb els compromisos adquirits, no perjudica l'ambient de el grup i té en compte les opinions dels membres de el grup.</text:p>
          </table:table-cell>
          <table:table-cell office:value-type="string" table:style-name="ce6">
            <text:p>Dels tres punts anteriors, no compleix un d'ells.</text:p>
          </table:table-cell>
          <table:table-cell office:value-type="string" table:style-name="ce6">
            <text:p>Dels 3 punts anteriors, no compleix 2 o més punts.</text:p>
          </table:table-cell>
          <table:table-cell table:style-name="ce4"/>
          <table:table-cell office:value-type="string" table:style-name="ce6">
            <text:p>Dels 3 punts anteriors no compleix cap.</text:p>
          </table:table-cell>
          <table:table-cell table:number-columns-repeated="16377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number-rows-repeated="104850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dc:creator>tati</dc:creator>
    <dc:date>2021-10-06T20:50:07Z</dc:date>
  </office:meta>
</office:document-meta>
</file>